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dash" draw:stroke-dash="Fine_20_Dashed_20__28_var_29_"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Fine_20_Dashed_20__28_var_29_"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stroke="dash" draw:stroke-dash="Fine_20_Dashed_20__28_var_29_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MU Serif'" style:font-family-generic="roman" style:font-pitch="variable" fo:font-size="12pt" style:font-size-asian="12pt" style:font-size-complex="12pt"/>
    </style:style>
    <style:style style:name="T1" style:family="text">
      <style:text-properties fo:font-family="'CMU Serif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family="'CMU Serif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adrão">
        <draw:custom-shape draw:style-name="gr1" draw:text-style-name="P2" xml:id="id2" draw:id="id2" draw:layer="layout" svg:width="0.7cm" svg:height="0.7cm" svg:x="0.064cm" svg:y="1.57cm">
          <text:p text:style-name="P1"><text:span text:style-name="T1">x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cm" svg:height="0.7cm" svg:x="4.064cm" svg:y="1.57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7cm" svg:height="0.7cm" svg:x="2.075cm" svg:y="0.07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075cm" svg:y1="0.42cm" svg:x2="0.414cm" svg:y2="1.57cm" draw:start-shape="id1" draw:start-glue-point="6" draw:end-shape="id2" draw:end-glue-point="4" svg:d="m2075 420-1661 1150">
          <text:p/>
        </draw:connector>
        <draw:connector draw:style-name="gr2" draw:text-style-name="P1" draw:layer="layout" draw:type="line" svg:x1="2.775cm" svg:y1="0.42cm" svg:x2="4.414cm" svg:y2="1.57cm" draw:start-shape="id1" draw:start-glue-point="10" draw:end-shape="id3" draw:end-glue-point="4" svg:d="m2775 420 1639 1150">
          <text:p/>
        </draw:connector>
        <draw:custom-shape draw:style-name="gr1" draw:text-style-name="P2" xml:id="id4" draw:id="id4" draw:layer="layout" svg:width="0.7cm" svg:height="0.7cm" svg:x="0.964cm" svg:y="3.77cm">
          <text:p text:style-name="P1"><text:span text:style-name="T1">x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cm" svg:height="0.7cm" svg:x="3.164cm" svg:y="3.77cm">
          <text:p text:style-name="P1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0.414cm" svg:y1="2.27cm" svg:x2="1.066cm" svg:y2="3.872cm" draw:start-shape="id2" draw:start-glue-point="8" draw:end-shape="id4" draw:end-glue-point="5" svg:d="m414 2270 652 1602">
          <text:p/>
        </draw:connector>
        <draw:connector draw:style-name="gr2" draw:text-style-name="P1" draw:layer="layout" draw:type="line" svg:x1="3.164cm" svg:y1="4.12cm" svg:x2="1.664cm" svg:y2="4.12cm" draw:start-shape="id5" draw:start-glue-point="6" draw:end-shape="id4" draw:end-glue-point="10" svg:d="m3164 4120h-1500">
          <text:p/>
        </draw:connector>
        <draw:connector draw:style-name="gr2" draw:text-style-name="P1" draw:layer="layout" draw:type="line" svg:x1="3.762cm" svg:y1="3.872cm" svg:x2="4.414cm" svg:y2="2.27cm" draw:start-shape="id5" draw:start-glue-point="11" draw:end-shape="id3" draw:end-glue-point="8" svg:d="m3762 3872 652-1602">
          <text:p/>
        </draw:connector>
        <draw:custom-shape draw:style-name="gr3" draw:text-style-name="P2" xml:id="id6" draw:id="id6" draw:layer="layout" svg:width="0.7cm" svg:height="0.7cm" svg:x="2.075cm" svg:y="1.87cm">
          <text:p text:style-name="P1"><text:span text:style-name="T1">x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0.764cm" svg:y1="1.92cm" svg:x2="2.075cm" svg:y2="2.22cm" draw:start-shape="id2" draw:start-glue-point="10" draw:end-shape="id6" draw:end-glue-point="6" svg:d="m764 1920 1311 300">
          <text:p/>
        </draw:connector>
        <draw:connector draw:style-name="gr4" draw:text-style-name="P1" draw:layer="layout" draw:type="line" svg:x1="2.425cm" svg:y1="0.77cm" svg:x2="2.425cm" svg:y2="1.87cm" draw:start-shape="id1" draw:start-glue-point="8" draw:end-shape="id6" draw:end-glue-point="4" svg:d="m2425 770v1100">
          <text:p/>
        </draw:connector>
        <draw:connector draw:style-name="gr4" draw:text-style-name="P1" draw:layer="layout" draw:type="line" svg:x1="4.064cm" svg:y1="1.92cm" svg:x2="2.775cm" svg:y2="2.22cm" draw:start-shape="id3" draw:start-glue-point="6" draw:end-shape="id6" draw:end-glue-point="10" svg:d="m4064 1920-1289 300">
          <text:p/>
        </draw:connector>
        <draw:line draw:style-name="gr5" draw:text-style-name="P1" draw:layer="layout" svg:x1="2.252cm" svg:y1="2.54cm" svg:x2="1.5cm" svg:y2="3.8cm">
          <text:p/>
        </draw:line>
        <draw:line draw:style-name="gr5" draw:text-style-name="P1" draw:layer="layout" svg:x1="2.592cm" svg:y1="2.54cm" svg:x2="3.344cm" svg:y2="3.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cm" fo:page-height="4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1T12:48:08</meta:creation-date>
    <dc:date>2012-02-11T19:27:39</dc:date>
    <meta:editing-duration>PT22M23S</meta:editing-duration>
    <meta:editing-cycles>3</meta:editing-cycles>
    <meta:generator>LibreOffice/3.4$Unix LibreOffice_project/340m1$Build-1403</meta:generator>
    <meta:document-statistic meta:object-count="16"/>
  </office:meta>
</office:document-meta>
</file>